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27822" officeooo:paragraph-rsid="00127822" style:font-weight-asian="bold" style:font-weight-complex="bold"/>
    </style:style>
    <style:style style:name="P2" style:family="paragraph" style:parent-style-name="Standard">
      <style:text-properties fo:font-weight="bold" officeooo:rsid="00127822" officeooo:paragraph-rsid="00127822" style:font-weight-asian="bold" style:font-weight-complex="bold"/>
    </style:style>
    <style:style style:name="P3" style:family="paragraph" style:parent-style-name="Standard">
      <style:text-properties fo:font-weight="bold" officeooo:rsid="00159313" officeooo:paragraph-rsid="00159313" style:font-weight-asian="bold" style:font-weight-complex="bold"/>
    </style:style>
    <style:style style:name="P4" style:family="paragraph" style:parent-style-name="Standard">
      <style:text-properties fo:font-weight="bold" officeooo:rsid="0043338a" officeooo:paragraph-rsid="0043338a" style:font-weight-asian="bold" style:font-weight-complex="bold"/>
    </style:style>
    <style:style style:name="P5" style:family="paragraph" style:parent-style-name="Standard">
      <style:text-properties fo:font-weight="bold" officeooo:rsid="00641d7a" officeooo:paragraph-rsid="00641d7a" style:font-weight-asian="bold" style:font-weight-complex="bold"/>
    </style:style>
    <style:style style:name="P6" style:family="paragraph" style:parent-style-name="Standard">
      <style:text-properties fo:font-weight="bold" officeooo:rsid="0081bb8c" officeooo:paragraph-rsid="0081bb8c" style:font-weight-asian="bold" style:font-weight-complex="bold"/>
    </style:style>
    <style:style style:name="P7" style:family="paragraph" style:parent-style-name="Header">
      <style:paragraph-properties fo:text-align="center" style:justify-single-word="false"/>
      <style:text-properties fo:font-weight="normal" officeooo:rsid="006f9a9e" officeooo:paragraph-rsid="006f9a9e" style:font-weight-asian="normal" style:font-weight-complex="normal"/>
    </style:style>
    <style:style style:name="P8" style:family="paragraph" style:parent-style-name="Standard">
      <style:text-properties fo:font-weight="normal" officeooo:rsid="00138ddd" officeooo:paragraph-rsid="00138ddd" style:font-weight-asian="normal" style:font-weight-complex="normal"/>
    </style:style>
    <style:style style:name="P9" style:family="paragraph" style:parent-style-name="Standard">
      <style:text-properties fo:font-weight="normal" officeooo:rsid="005a4b4c" officeooo:paragraph-rsid="005a4b4c" style:font-weight-asian="normal" style:font-weight-complex="normal"/>
    </style:style>
    <style:style style:name="P10" style:family="paragraph" style:parent-style-name="Standard">
      <style:text-properties fo:font-weight="normal" officeooo:rsid="00658377" officeooo:paragraph-rsid="00658377" style:font-weight-asian="normal" style:font-weight-complex="normal"/>
    </style:style>
    <style:style style:name="P11" style:family="paragraph" style:parent-style-name="Standard">
      <style:text-properties fo:font-weight="normal" officeooo:rsid="00874fb6" officeooo:paragraph-rsid="00874fb6" style:font-weight-asian="normal" style:font-weight-complex="normal"/>
    </style:style>
    <style:style style:name="P12" style:family="paragraph" style:parent-style-name="Footer">
      <style:text-properties officeooo:rsid="007d517d" officeooo:paragraph-rsid="007d517d"/>
    </style:style>
    <style:style style:name="P13" style:family="paragraph" style:parent-style-name="Standard" style:list-style-name="L1">
      <style:text-properties fo:font-weight="bold" officeooo:rsid="00159313" officeooo:paragraph-rsid="00159313" style:font-weight-asian="bold" style:font-weight-complex="bold"/>
    </style:style>
    <style:style style:name="P14" style:family="paragraph" style:parent-style-name="Standard" style:list-style-name="L1">
      <style:text-properties fo:font-weight="bold" officeooo:rsid="0045d2e8" officeooo:paragraph-rsid="0045d2e8" style:font-weight-asian="bold" style:font-weight-complex="bold"/>
    </style:style>
    <style:style style:name="P15" style:family="paragraph" style:parent-style-name="Standard" style:list-style-name="L2">
      <style:text-properties fo:font-weight="bold" officeooo:rsid="0043338a" officeooo:paragraph-rsid="0043338a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159313" officeooo:paragraph-rsid="00159313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b9dd7" officeooo:paragraph-rsid="001b9dd7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fca0d" officeooo:paragraph-rsid="001fca0d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613b0d" officeooo:paragraph-rsid="00613b0d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43338a" officeooo:paragraph-rsid="0043338a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53cadd" officeooo:paragraph-rsid="0053cadd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58a8a4" officeooo:paragraph-rsid="0058a8a4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5a4b4c" officeooo:paragraph-rsid="005a4b4c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641d7a" officeooo:paragraph-rsid="00641d7a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658377" officeooo:paragraph-rsid="00658377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836149" officeooo:paragraph-rsid="00836149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850f32" officeooo:paragraph-rsid="00850f32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852878" officeooo:paragraph-rsid="00852878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86b75c" officeooo:paragraph-rsid="0086b75c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874fb6" officeooo:paragraph-rsid="00874fb6" style:font-weight-asian="normal" style:font-weight-complex="normal"/>
    </style:style>
    <style:style style:name="T1" style:family="text">
      <style:text-properties officeooo:rsid="001593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a51b1" style:font-weight-asian="normal" style:font-weight-complex="normal"/>
    </style:style>
    <style:style style:name="T4" style:family="text">
      <style:text-properties fo:font-weight="normal" officeooo:rsid="004dbf5f" style:font-weight-asian="normal" style:font-weight-complex="normal"/>
    </style:style>
    <style:style style:name="T5" style:family="text">
      <style:text-properties fo:font-weight="normal" officeooo:rsid="0053cadd" style:font-weight-asian="normal" style:font-weight-complex="normal"/>
    </style:style>
    <style:style style:name="T6" style:family="text">
      <style:text-properties officeooo:rsid="00613b0d"/>
    </style:style>
    <style:style style:name="T7" style:family="text">
      <style:text-properties officeooo:rsid="008528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BJECT</text:p>
      <text:p text:style-name="P8">To create a software application which provides real estate and its related services for both <text:span text:style-name="T1">Individual and Corporate </text:span>users.</text:p>
      <text:p text:style-name="P8"/>
      <text:p text:style-name="P3">USER TYPES</text:p>
      <text:list xml:id="list2366126468" text:style-name="L1">
        <text:list-item>
          <text:p text:style-name="P13">Corporate</text:p>
          <text:list>
            <text:list-item>
              <text:p text:style-name="P14"><text:span text:style-name="T5">It Admin</text:span> – <text:span text:style-name="T2">Special user who sets up the company profile, who has the super user functionalities.</text:span></text:p>
            </text:list-item>
            <text:list-item>
              <text:p text:style-name="P13"><text:span text:style-name="T2">Management Staff </text:span>– <text:span text:style-name="T3">Chief staffs and head of departments</text:span></text:p>
            </text:list-item>
            <text:list-item>
              <text:p text:style-name="P13"><text:span text:style-name="T2">Operational Staff </text:span>– <text:span text:style-name="T4">Staffs who works under different head of departments</text:span></text:p>
            </text:list-item>
          </text:list>
        </text:list-item>
        <text:list-item>
          <text:p text:style-name="P13"/>
        </text:list-item>
        <text:list-item>
          <text:p text:style-name="P13">Individual</text:p>
          <text:list>
            <text:list-item>
              <text:p text:style-name="P16">Buyer – <text:span text:style-name="T6">User who wants to buy property</text:span></text:p>
            </text:list-item>
            <text:list-item>
              <text:p text:style-name="P16">Seller – <text:span text:style-name="T6">User who wants to sell property</text:span></text:p>
            </text:list-item>
            <text:list-item>
              <text:p text:style-name="P17">Renter – <text:span text:style-name="T6">User who wants to rent a property</text:span></text:p>
            </text:list-item>
            <text:list-item>
              <text:p text:style-name="P18">Tenant – <text:span text:style-name="T6">User who wants a property for rent</text:span></text:p>
            </text:list-item>
            <text:list-item>
              <text:p text:style-name="P16">Service Provider – <text:span text:style-name="T6">User to provides property related services</text:span></text:p>
            </text:list-item>
            <text:list-item>
              <text:p text:style-name="P19">Service Availer – User who wants to avail property related services</text:p>
            </text:list-item>
          </text:list>
        </text:list-item>
      </text:list>
      <text:p text:style-name="P4"/>
      <text:p text:style-name="P4">PROPERTY TYPE</text:p>
      <text:list xml:id="list3241622789" text:style-name="L2">
        <text:list-item>
          <text:p text:style-name="P15">Land</text:p>
          <text:list>
            <text:list-item>
              <text:p text:style-name="P20">Residential Plot</text:p>
            </text:list-item>
            <text:list-item>
              <text:p text:style-name="P20">Farming</text:p>
            </text:list-item>
            <text:list-item>
              <text:p text:style-name="P20">Commercial</text:p>
            </text:list-item>
          </text:list>
        </text:list-item>
        <text:list-item>
          <text:p text:style-name="P15">House</text:p>
          <text:list>
            <text:list-item>
              <text:p text:style-name="P21">Villa</text:p>
            </text:list-item>
            <text:list-item>
              <text:p text:style-name="P21">Apartment</text:p>
              <text:list>
                <text:list-item>
                  <text:p text:style-name="P22">Low Rise Apartment</text:p>
                </text:list-item>
                <text:list-item>
                  <text:p text:style-name="P22">Apartment Complexes</text:p>
                </text:list-item>
              </text:list>
            </text:list-item>
          </text:list>
        </text:list-item>
        <text:list-item>
          <text:p text:style-name="P15">Commercial</text:p>
          <text:list>
            <text:list-item>
              <text:p text:style-name="P23">Office Space</text:p>
            </text:list-item>
            <text:list-item>
              <text:p text:style-name="P23">Restaurant/Cafe</text:p>
            </text:list-item>
            <text:list-item>
              <text:p text:style-name="P23">PG/Hostels</text:p>
            </text:list-item>
            <text:list-item>
              <text:p text:style-name="P23">Industrial Spaces</text:p>
            </text:list-item>
          </text:list>
        </text:list-item>
      </text:list>
      <text:p text:style-name="P9"/>
      <text:p text:style-name="P5">SERVICE TYPE</text:p>
      <text:list xml:id="list1091557413" text:style-name="L3">
        <text:list-item>
          <text:p text:style-name="P24">Property security</text:p>
        </text:list-item>
        <text:list-item>
          <text:p text:style-name="P24">Cleaning</text:p>
        </text:list-item>
        <text:list-item>
          <text:p text:style-name="P24">Painting</text:p>
        </text:list-item>
        <text:list-item>
          <text:p text:style-name="P24">Gardening</text:p>
        </text:list-item>
        <text:list-item>
          <text:p text:style-name="P24">Interior decoration</text:p>
        </text:list-item>
        <text:list-item>
          <text:p text:style-name="P24">Legal advisor</text:p>
        </text:list-item>
        <text:list-item>
          <text:p text:style-name="P25">Building Contractor</text:p>
        </text:list-item>
        <text:list-item>
          <text:p text:style-name="P25">Real Estate Agents</text:p>
        </text:list-item>
      </text:list>
      <text:p text:style-name="P10"/>
      <text:p text:style-name="P6"><text:soft-page-break/>FEATURES</text:p>
      <text:list xml:id="list1474194379" text:style-name="L4">
        <text:list-item>
          <text:p text:style-name="P26">Post property for selling or renting</text:p>
        </text:list-item>
        <text:list-item>
          <text:p text:style-name="P27">Can bookmark a property, contact property <text:span text:style-name="T7">POC</text:span></text:p>
        </text:list-item>
        <text:list-item>
          <text:p text:style-name="P28">Schedule and book property visit</text:p>
        </text:list-item>
        <text:list-item>
          <text:p text:style-name="P29">Hire Service providers</text:p>
        </text:list-item>
        <text:list-item>
          <text:p text:style-name="P30">Can rate a property, service provider or company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27822" officeooo:paragraph-rsid="00127822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weight="normal" officeooo:rsid="006f9a9e" officeooo:paragraph-rsid="006f9a9e" style:font-weight-asian="normal" style:font-weight-complex="normal"/>
    </style:style>
    <style:style style:name="MP3" style:family="paragraph" style:parent-style-name="Footer">
      <style:text-properties officeooo:rsid="007d517d" officeooo:paragraph-rsid="007d517d"/>
    </style:style>
    <style:page-layout style:name="Mpm1">
      <style:page-layout-properties fo:page-width="8.5in" fo:page-height="11in" style:num-format="1" style:print-orientation="portrait" fo:margin-top="0.4583in" fo:margin-bottom="0.7874in" fo:margin-left="0.4791in" fo:margin-right="0.5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GREAT MADRAS REAL ESTATE COMPANY</text:p>
        <text:p text:style-name="MP2">(PHASE I)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9:48:43.740167899</meta:creation-date>
    <dc:date>2024-01-28T21:21:31.750169599</dc:date>
    <meta:editing-duration>PT1H22M20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21" meta:character-count="1243" meta:non-whitespace-character-count="1098"/>
  </office:meta>
</office:document-meta>
</file>